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063in"/>
    </style:style>
    <style:style style:name="co2" style:family="table-column">
      <style:table-column-properties fo:break-before="auto" style:column-width="0.8575in"/>
    </style:style>
    <style:style style:name="co3" style:family="table-column">
      <style:table-column-properties fo:break-before="auto" style:column-width="0.4417in"/>
    </style:style>
    <style:style style:name="co4" style:family="table-column">
      <style:table-column-properties fo:break-before="auto" style:column-width="0.4402in"/>
    </style:style>
    <style:style style:name="co5" style:family="table-column">
      <style:table-column-properties fo:break-before="auto" style:column-width="0.4618in"/>
    </style:style>
    <style:style style:name="co6" style:family="table-column">
      <style:table-column-properties fo:break-before="auto" style:column-width="0.4354in"/>
    </style:style>
    <style:style style:name="co7" style:family="table-column">
      <style:table-column-properties fo:break-before="auto" style:column-width="0.3953in"/>
    </style:style>
    <style:style style:name="co8" style:family="table-column">
      <style:table-column-properties fo:break-before="auto" style:column-width="0.4154in"/>
    </style:style>
    <style:style style:name="co9" style:family="table-column">
      <style:table-column-properties fo:break-before="auto" style:column-width="0.4283in"/>
    </style:style>
    <style:style style:name="co10" style:family="table-column">
      <style:table-column-properties fo:break-before="auto" style:column-width="0.4102in"/>
    </style:style>
    <style:style style:name="co11" style:family="table-column">
      <style:table-column-properties fo:break-before="auto" style:column-width="0.5in"/>
    </style:style>
    <style:style style:name="co12" style:family="table-column">
      <style:table-column-properties fo:break-before="auto" style:column-width="0.4236in"/>
    </style:style>
    <style:style style:name="co13" style:family="table-column">
      <style:table-column-properties fo:break-before="auto" style:column-width="0.889in"/>
    </style:style>
    <style:style style:name="ro1" style:family="table-row">
      <style:table-row-properties style:row-height="0.3689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8"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ce10" style:family="table-cell" style:parent-style-name="Default">
      <style:table-cell-properties fo:background-color="#ffff00" fo:wrap-option="no-wrap" style:vertical-align="top"/>
    </style:style>
    <style:style style:name="ce11" style:family="table-cell" style:parent-style-name="Default">
      <style:table-cell-properties fo:background-color="transparent" fo:wrap-option="wrap" style:vertical-align="top"/>
    </style:style>
    <style:style style:name="ce13" style:family="table-cell" style:parent-style-name="Default">
      <style:table-cell-properties style:vertical-align="top"/>
    </style:style>
    <style:style style:name="ce2" style:family="table-cell" style:parent-style-name="Default">
      <style:table-cell-properties style:text-align-source="fix" style:repeat-content="false" fo:wrap-option="wrap" style:rotation-angle="90" style:vertical-align="top"/>
      <style:paragraph-properties fo:text-align="center" fo:margin-left="0in"/>
    </style:style>
    <style:style style:name="ce4" style:family="table-cell" style:parent-style-name="Default">
      <style:table-cell-properties style:text-align-source="fix" style:repeat-content="false" fo:wrap-option="wrap" style:vertical-align="top"/>
      <style:paragraph-properties fo:text-align="center" fo:margin-left="0in"/>
    </style:style>
    <style:style style:name="ce5" style:family="table-cell" style:parent-style-name="Default">
      <style:table-cell-properties fo:wrap-option="no-wrap" style:vertical-align="top"/>
    </style:style>
    <style:style style:name="ce6" style:family="table-cell" style:parent-style-name="Default">
      <style:table-cell-properties fo:background-color="#ffff00" fo:wrap-option="wrap" style:vertical-align="top"/>
    </style:style>
    <style:style style:name="ce7" style:family="table-cell" style:parent-style-name="Default">
      <style:table-cell-properties style:text-align-source="fix" style:repeat-content="false" fo:wrap-option="wrap" style:rotation-angle="0" style:vertical-align="top"/>
      <style:paragraph-properties fo:text-align="start" fo:margin-left="0in"/>
    </style:style>
    <style:style style:name="ce19" style:family="table-cell" style:parent-style-name="Default">
      <style:table-cell-properties fo:wrap-option="wrap" style:vertical-align="top"/>
    </style:style>
    <style:style style:name="ce20" style:family="table-cell" style:parent-style-name="Default">
      <style:table-cell-properties style:text-align-source="fix" style:repeat-content="false" fo:wrap-option="wrap" style:vertical-align="top"/>
      <style:paragraph-properties fo:text-align="center" fo:margin-left="0in"/>
    </style:style>
    <style:style style:name="ce21" style:family="table-cell" style:parent-style-name="Default">
      <style:table-cell-properties fo:wrap-option="no-wrap" style:vertical-align="top"/>
    </style:style>
    <style:style style:name="ce22" style:family="table-cell" style:parent-style-name="Default">
      <style:table-cell-properties fo:background-color="#ffff00" fo:wrap-option="no-wrap" style:vertical-align="top"/>
    </style:style>
    <style:style style:name="ce23" style:family="table-cell" style:parent-style-name="Default">
      <style:table-cell-properties fo:background-color="#ffff00" fo:wrap-option="wrap" style:vertical-align="top"/>
    </style:style>
    <style:style style:name="ce24" style:family="table-cell" style:parent-style-name="Default">
      <style:table-cell-properties style:vertical-align="top"/>
    </style:style>
    <style:style style:name="ce25" style:family="table-cell" style:parent-style-name="Default">
      <style:table-cell-properties style:text-align-source="fix" style:repeat-content="false" fo:wrap-option="wrap" style:rotation-angle="90" style:vertical-align="top"/>
      <style:paragraph-properties fo:text-align="center" fo:margin-left="0in"/>
    </style:style>
    <style:style style:name="ce26" style:family="table-cell" style:parent-style-name="Default">
      <style:table-cell-properties style:text-align-source="fix" style:repeat-content="false" fo:wrap-option="wrap" style:rotation-angle="0" style:vertical-align="top"/>
      <style:paragraph-properties fo:text-align="start" fo:margin-left="0in"/>
    </style:style>
    <style:style style:name="ce27" style:family="table-cell" style:parent-style-name="Default">
      <style:table-cell-properties fo:background-color="transparent" fo:wrap-option="wrap" style:vertical-align="top"/>
    </style:style>
  </office:automatic-styles>
  <office:body>
    <office:spreadsheet>
      <table:calculation-settings table:automatic-find-labels="false" table:use-regular-expressions="false" table:use-wildcards="true"/>
      <table:table table:name="len = 100" table:style-name="ta1">
        <office:forms form:automatic-focus="false" form:apply-design-mode="false"/>
        <table:table-column table:style-name="co1" table:default-cell-style-name="ce19"/>
        <table:table-column table:style-name="co2" table:default-cell-style-name="ce21"/>
        <table:table-column table:style-name="co3" table:number-columns-repeated="5" table:default-cell-style-name="ce21"/>
        <table:table-column table:style-name="co3" table:default-cell-style-name="ce19"/>
        <table:table-column table:style-name="co4" table:number-columns-repeated="4" table:default-cell-style-name="ce19"/>
        <table:table-column table:style-name="co5" table:default-cell-style-name="ce19"/>
        <table:table-column table:style-name="co6" table:default-cell-style-name="ce19"/>
        <table:table-column table:style-name="co7" table:default-cell-style-name="ce19"/>
        <table:table-column table:style-name="co8" table:default-cell-style-name="ce19"/>
        <table:table-column table:style-name="co3" table:default-cell-style-name="ce19"/>
        <table:table-column table:style-name="co9" table:default-cell-style-name="ce19"/>
        <table:table-column table:style-name="co10" table:default-cell-style-name="ce19"/>
        <table:table-column table:style-name="co11" table:default-cell-style-name="ce19"/>
        <table:table-column table:style-name="co12" table:default-cell-style-name="ce19"/>
        <table:table-column table:style-name="co4" table:default-cell-style-name="ce19"/>
        <table:table-column table:style-name="co13" table:number-columns-repeated="1002" table:default-cell-style-name="ce19"/>
        <table:table-row table:style-name="ro1">
          <table:table-cell office:value-type="string" calcext:value-type="string">
            <text:p>Legend:</text:p>
          </table:table-cell>
          <table:table-cell table:style-name="ce20" table:number-columns-repeated="6"/>
          <table:table-cell table:style-name="Default"/>
          <table:table-cell table:style-name="ce21"/>
          <table:table-cell table:number-columns-repeated="4"/>
          <table:table-cell table:style-name="ce23" office:value-type="string" calcext:value-type="string">
            <text:p>Best in row</text:p>
          </table:table-cell>
          <table:table-cell table:number-columns-repeated="1010"/>
        </table:table-row>
        <table:table-row table:style-name="ro2">
          <table:table-cell/>
          <table:table-cell table:style-name="ce20" table:number-columns-repeated="6"/>
          <table:table-cell/>
          <table:table-cell table:style-name="ce21"/>
          <table:table-cell table:number-columns-repeated="1015"/>
        </table:table-row>
        <table:table-row table:style-name="ro3">
          <table:table-cell office:value-type="string" calcext:value-type="string">
            <text:p>to_b(), then back_to_a()</text:p>
          </table:table-cell>
          <table:table-cell table:style-name="ce19" office:value-type="string" calcext:value-type="string">
            <text:p>Initial a</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19"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number-columns-repeated="1002"/>
        </table:table-row>
        <table:table-row table:style-name="ro4">
          <table:table-cell office:value-type="string" calcext:value-type="string">
            <text:p>Version 5 (4 combinations for ra, rra, rb and rrb)</text:p>
          </table:table-cell>
          <table:table-cell office:value-type="string" calcext:value-type="string">
            <text:p>66 84 42 63 44 52 2 41 46 20 18 32 13 40 10 7 69 24 71 97 83 34 21 54 30 80 75 81 70 73 87 4 50 56 25 96 15 36 100 65 43 38 53 16 77 35 48 72 37 14 98 74 90 64 79 51 58 26 49 19 59 27 29 62 95 61 94 33 78 8 86 88 55 28 11 82 47 23 22 5 57 17 3 93 39 31 89 9 6 12 85 76 67 91 92 45 60 99 68 1 </text:p>
          </table:table-cell>
          <table:table-cell office:value-type="string" calcext:value-type="string">
            <text:p>-</text:p>
          </table:table-cell>
          <table:table-cell office:value-type="float" office:value="557" calcext:value-type="float">
            <text:p>557</text:p>
          </table:table-cell>
          <table:table-cell office:value-type="float" office:value="523" calcext:value-type="float">
            <text:p>523</text:p>
          </table:table-cell>
          <table:table-cell table:style-name="ce22" office:value-type="float" office:value="519" calcext:value-type="float">
            <text:p>519</text:p>
          </table:table-cell>
          <table:table-cell table:number-columns-repeated="2"/>
          <table:table-cell office:value-type="float" office:value="607" calcext:value-type="float">
            <text:p>607</text:p>
          </table:table-cell>
          <table:table-cell table:number-columns-repeated="7"/>
          <table:table-cell office:value-type="float" office:value="742" calcext:value-type="float">
            <text:p>742</text:p>
          </table:table-cell>
          <table:table-cell table:number-columns-repeated="1007"/>
        </table:table-row>
        <table:table-row table:style-name="ro2">
          <table:table-cell/>
          <table:table-cell office:value-type="string" calcext:value-type="string">
            <text:p>62 3 82 92 24 100 95 7 72 73 13 60 26 66 90 1 65 30 31 20 10 38 9 12 5 48 59 23 63 97 54 56 6 2 89 81 71 88 21 11 14 99 27 50 35 53 78 49 68 91 15 70 16 25 75 19 84 29 33 34 43 57 98 44 93 52 87 47 4 74 39 51 83 86 76 40 61 96 36 79 80 37 58 94 77 18 28 8 17 22 32 41 85 67 64 69 45 46 42 55 </text:p>
          </table:table-cell>
          <table:table-cell office:value-type="string" calcext:value-type="string">
            <text:p>-</text:p>
          </table:table-cell>
          <table:table-cell office:value-type="float" office:value="576" calcext:value-type="float">
            <text:p>576</text:p>
          </table:table-cell>
          <table:table-cell table:style-name="ce22" office:value-type="float" office:value="524" calcext:value-type="float">
            <text:p>524</text:p>
          </table:table-cell>
          <table:table-cell office:value-type="float" office:value="534" calcext:value-type="float">
            <text:p>534</text:p>
          </table:table-cell>
          <table:table-cell table:number-columns-repeated="2"/>
          <table:table-cell office:value-type="float" office:value="613" calcext:value-type="float">
            <text:p>613</text:p>
          </table:table-cell>
          <table:table-cell table:number-columns-repeated="7"/>
          <table:table-cell office:value-type="float" office:value="717" calcext:value-type="float">
            <text:p>717</text:p>
          </table:table-cell>
          <table:table-cell table:number-columns-repeated="1007"/>
        </table:table-row>
        <table:table-row table:style-name="ro2">
          <table:table-cell/>
          <table:table-cell office:value-type="string" calcext:value-type="string">
            <text:p>52 42 8 98 91 77 18 92 13 23 88 37 69 73 81 5 9 100 11 30 57 51 70 46 99 58 28 39 85 35 65 84 83 53 21 80 55 54 33 3 10 4 67 61 14 29 56 36 49 95 97 82 62 47 2 22 38 87 7 27 25 20 31 40 59 1 89 86 44 78 17 24 68 26 93 94 72 63 96 90 75 71 76 15 43 41 34 60 45 19 50 32 12 66 16 6 74 48 64 79 </text:p>
          </table:table-cell>
          <table:table-cell office:value-type="string" calcext:value-type="string">
            <text:p>-</text:p>
          </table:table-cell>
          <table:table-cell office:value-type="float" office:value="563" calcext:value-type="float">
            <text:p>563</text:p>
          </table:table-cell>
          <table:table-cell table:style-name="ce22" office:value-type="float" office:value="503" calcext:value-type="float">
            <text:p>503</text:p>
          </table:table-cell>
          <table:table-cell office:value-type="float" office:value="597" calcext:value-type="float">
            <text:p>597</text:p>
          </table:table-cell>
          <table:table-cell table:number-columns-repeated="2"/>
          <table:table-cell office:value-type="float" office:value="559" calcext:value-type="float">
            <text:p>559</text:p>
          </table:table-cell>
          <table:table-cell table:number-columns-repeated="1015"/>
        </table:table-row>
        <table:table-row table:style-name="ro4">
          <table:table-cell office:value-type="string" calcext:value-type="string">
            <text:p>Version 6 (num_groups = (int)ft_sqrt(ft_sqrt(argc - 1)))</text:p>
          </table:table-cell>
          <table:table-cell office:value-type="string" calcext:value-type="string">
            <text:p>66 84 42 63 44 52 2 41 46 20 18 32 13 40 10 7 69 24 71 97 83 34 21 54 30 80 75 81 70 73 87 4 50 56 25 96 15 36 100 65 43 38 53 16 77 35 48 72 37 14 98 74 90 64 79 51 58 26 49 19 59 27 29 62 95 61 94 33 78 8 86 88 55 28 11 82 47 23 22 5 57 17 3 93 39 31 89 9 6 12 85 76 67 91 92 45 60 99 68 1 </text:p>
          </table:table-cell>
          <table:table-cell office:value-type="string" calcext:value-type="string">
            <text:p>-</text:p>
          </table:table-cell>
          <table:table-cell table:number-columns-repeated="1021"/>
        </table:table-row>
        <table:table-row table:style-name="ro2">
          <table:table-cell/>
          <table:table-cell office:value-type="string" calcext:value-type="string">
            <text:p>62 3 82 92 24 100 95 7 72 73 13 60 26 66 90 1 65 30 31 20 10 38 9 12 5 48 59 23 63 97 54 56 6 2 89 81 71 88 21 11 14 99 27 50 35 53 78 49 68 91 15 70 16 25 75 19 84 29 33 34 43 57 98 44 93 52 87 47 4 74 39 51 83 86 76 40 61 96 36 79 80 37 58 94 77 18 28 8 17 22 32 41 85 67 64 69 45 46 42 55 </text:p>
          </table:table-cell>
          <table:table-cell office:value-type="string" calcext:value-type="string">
            <text:p>-</text:p>
          </table:table-cell>
          <table:table-cell table:number-columns-repeated="1021"/>
        </table:table-row>
        <table:table-row table:style-name="ro2">
          <table:table-cell/>
          <table:table-cell office:value-type="string" calcext:value-type="string">
            <text:p>52 42 8 98 91 77 18 92 13 23 88 37 69 73 81 5 9 100 11 30 57 51 70 46 99 58 28 39 85 35 65 84 83 53 21 80 55 54 33 3 10 4 67 61 14 29 56 36 49 95 97 82 62 47 2 22 38 87 7 27 25 20 31 40 59 1 89 86 44 78 17 24 68 26 93 94 72 63 96 90 75 71 76 15 43 41 34 60 45 19 50 32 12 66 16 6 74 48 64 79 </text:p>
          </table:table-cell>
          <table:table-cell office:value-type="string" calcext:value-type="string">
            <text:p>-</text:p>
          </table:table-cell>
          <table:table-cell/>
          <table:table-cell office:value-type="float" office:value="503" calcext:value-type="float">
            <text:p>503</text:p>
          </table:table-cell>
          <table:table-cell table:number-columns-repeated="1019"/>
        </table:table-row>
        <table:table-row table:style-name="ro2" table:number-rows-repeated="1048566">
          <table:table-cell table:number-columns-repeated="1024"/>
        </table:table-row>
        <table:table-row table:style-name="ro2">
          <table:table-cell table:number-columns-repeated="1024"/>
        </table:table-row>
      </table:table>
      <table:table table:name="len = 500" table:style-name="ta1">
        <office:forms form:automatic-focus="false" form:apply-design-mode="false"/>
        <table:table-column table:style-name="co1" table:default-cell-style-name="ce19"/>
        <table:table-column table:style-name="co2" table:default-cell-style-name="ce21"/>
        <table:table-column table:style-name="co3" table:number-columns-repeated="5" table:default-cell-style-name="ce21"/>
        <table:table-column table:style-name="co3" table:default-cell-style-name="ce19"/>
        <table:table-column table:style-name="co4" table:number-columns-repeated="4" table:default-cell-style-name="ce19"/>
        <table:table-column table:style-name="co5" table:default-cell-style-name="ce19"/>
        <table:table-column table:style-name="co6" table:default-cell-style-name="ce19"/>
        <table:table-column table:style-name="co7" table:default-cell-style-name="ce19"/>
        <table:table-column table:style-name="co8" table:default-cell-style-name="ce19"/>
        <table:table-column table:style-name="co3" table:default-cell-style-name="ce19"/>
        <table:table-column table:style-name="co9" table:default-cell-style-name="ce19"/>
        <table:table-column table:style-name="co10" table:default-cell-style-name="ce19"/>
        <table:table-column table:style-name="co11" table:default-cell-style-name="ce19"/>
        <table:table-column table:style-name="co12" table:default-cell-style-name="ce19"/>
        <table:table-column table:style-name="co4" table:default-cell-style-name="ce19"/>
        <table:table-column table:style-name="co13" table:number-columns-repeated="1002" table:default-cell-style-name="ce19"/>
        <table:table-row table:style-name="ro1">
          <table:table-cell office:value-type="string" calcext:value-type="string">
            <text:p>Legend:</text:p>
          </table:table-cell>
          <table:table-cell table:style-name="ce20" table:number-columns-repeated="6"/>
          <table:table-cell table:style-name="ce24"/>
          <table:table-cell table:style-name="ce21"/>
          <table:table-cell table:number-columns-repeated="4"/>
          <table:table-cell table:style-name="ce23" office:value-type="string" calcext:value-type="string">
            <text:p>Best in row</text:p>
          </table:table-cell>
          <table:table-cell table:number-columns-repeated="1010"/>
        </table:table-row>
        <table:table-row table:style-name="ro2">
          <table:table-cell/>
          <table:table-cell table:style-name="ce20" table:number-columns-repeated="6"/>
          <table:table-cell/>
          <table:table-cell table:style-name="ce21"/>
          <table:table-cell table:number-columns-repeated="1015"/>
        </table:table-row>
        <table:table-row table:style-name="ro3">
          <table:table-cell/>
          <table:table-cell table:style-name="ce20" table:number-columns-repeated="6"/>
          <table:table-cell office:value-type="string" calcext:value-type="string">
            <text:p>Initial a:</text:p>
          </table:table-cell>
          <table:table-cell table:style-name="ce21" office:value-type="string" calcext:value-type="string" table:number-columns-spanned="10" table:number-rows-spanned="1">
            <text:p>186 238 8 349 264 316 155 278 437 18 20 74 290 270 321 158 50 380 170 162 178 432 214 379 88 428 224 319 291 149 227 175 47 377 296 52 216 335 491 434 383 93 368 285 65 306 169 427 412 292 183 353 156 226 446 239 467 140 107 420 490 26 210 49 51 265 376 310 191 21 407 232 473 36 229 252 483 470 44 25 66 203 450 418 332 206 100 283 297 300 389 277 394 294 404 157 136 132 114 73 326 494 387 356 11 188 243 179 361 131 233 29 440 7 220 273 360 23 105 346 108 34 476 222 159 109 46 15 237 426 180 28 42 365 22 9 492 87 439 126 104 139 481 334 279 369 150 392 122 400 448 366 411 12 24 16 127 343 101 479 482 405 447 308 339 121 176 152 58 330 403 303 123 202 318 68 288 496 40 75 198 341 102 336 351 163 413 275 19 340 359 258 110 204 41 276 421 267 468 311 83 410 147 289 205 348 390 142 384 260 217 112 414 347 201 230 416 324 218 281 161 309 463 253 313 96 355 261 70 284 90 484 143 452 113 43 242 231 271 241 257 240 168 338 459 315 465 425 199 477 54 333 128 219 209 38 423 430 293 80 71 98 62 234 118 173 466 499 145 381 2 200 317 82 352 262 295 395 307 59 244 456 286 166 67 86 213 363 371 453 385 189 207 457 141 17 358 396 280 327 221 193 190 148 134 77 320 266 357 493 64 337 56 471 460 228 469 60 37 63 480 406 235 424 462 370 117 177 76 138 187 323 372 498 85 72 248 185 454 195 154 254 89 322 259 120 223 33 399 182 500 398 417 488 487 246 1 444 55 225 475 3 298 397 10 57 474 32 39 171 137 458 4 409 495 245 388 27 197 274 302 115 331 249 212 497 53 443 135 78 14 287 35 485 312 442 255 215 172 5 99 211 478 328 48 125 61 305 92 268 151 165 31 301 375 362 325 69 422 103 194 13 192 256 95 167 374 184 130 441 116 402 236 438 350 144 386 81 431 45 486 84 472 124 408 415 464 181 174 6 429 282 269 94 433 133 91 263 314 97 106 251 354 329 378 250 146 160 119 436 342 364 247 445 196 345 401 272 393 449 391 344 373 451 30 489 79 367 153 164 455 382 435 111 419 299 461 129 208 304 </text:p>
          </table:table-cell>
          <table:covered-table-cell table:number-columns-repeated="9"/>
          <table:table-cell table:number-columns-repeated="1006"/>
        </table:table-row>
        <table:table-row table:style-name="ro2">
          <table:table-cell table:style-name="ce24"/>
          <table:table-cell table:style-name="ce20" table:number-columns-repeated="6"/>
          <table:table-cell table:style-name="ce20" office:value-type="string" calcext:value-type="string" table:number-columns-spanned="11" table:number-rows-spanned="1">
            <text:p>Number of groups pushed to stack b</text:p>
          </table:table-cell>
          <table:covered-table-cell table:number-columns-repeated="10"/>
          <table:table-cell table:number-columns-repeated="1006"/>
        </table:table-row>
        <table:table-row table:style-name="ro2">
          <table:table-cell office:value-type="string" calcext:value-type="string">
            <text:p>to_b()</text:p>
          </table:table-cell>
          <table:table-cell table:style-name="ce19"/>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19"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number-columns-repeated="1002"/>
        </table:table-row>
        <table:table-row table:style-name="ro2">
          <table:table-cell table:style-name="ce25" office:value-type="string" calcext:value-type="string" table:number-columns-spanned="1" table:number-rows-spanned="5">
            <text:p>Total number of groups</text:p>
          </table:table-cell>
          <table:table-cell table:style-name="ce19" office:value-type="float" office:value="6" calcext:value-type="float">
            <text:p>6</text:p>
          </table:table-cell>
          <table:table-cell table:style-name="ce19" table:number-columns-repeated="5"/>
          <table:table-cell office:value-type="float" office:value="1251" calcext:value-type="float">
            <text:p>1251</text:p>
          </table:table-cell>
          <table:table-cell table:number-columns-repeated="1016"/>
        </table:table-row>
        <table:table-row table:style-name="ro2">
          <table:covered-table-cell/>
          <table:table-cell table:style-name="ce19" office:value-type="float" office:value="7" calcext:value-type="float">
            <text:p>7</text:p>
          </table:table-cell>
          <table:table-cell table:style-name="ce19" table:number-columns-repeated="5"/>
          <table:table-cell office:value-type="float" office:value="1287" calcext:value-type="float">
            <text:p>1287</text:p>
          </table:table-cell>
          <table:table-cell office:value-type="float" office:value="1361" calcext:value-type="float">
            <text:p>1361</text:p>
          </table:table-cell>
          <table:table-cell table:number-columns-repeated="1015"/>
        </table:table-row>
        <table:table-row table:style-name="ro3">
          <table:covered-table-cell/>
          <table:table-cell table:style-name="ce19" office:value-type="float" office:value="8" calcext:value-type="float">
            <text:p>8</text:p>
          </table:table-cell>
          <table:table-cell table:style-name="ce19" table:number-columns-repeated="5"/>
          <table:table-cell/>
          <table:table-cell office:value-type="string" calcext:value-type="string">
            <text:p>Not useful</text:p>
          </table:table-cell>
          <table:table-cell office:value-type="float" office:value="1502" calcext:value-type="float">
            <text:p>1502</text:p>
          </table:table-cell>
          <table:table-cell table:number-columns-repeated="1014"/>
        </table:table-row>
        <table:table-row table:style-name="ro2">
          <table:covered-table-cell/>
          <table:table-cell table:style-name="ce19" table:number-columns-repeated="6"/>
          <table:table-cell table:number-columns-repeated="1017"/>
        </table:table-row>
        <table:table-row table:style-name="ro2">
          <table:covered-table-cell/>
          <table:table-cell table:style-name="ce19" table:number-columns-repeated="6"/>
          <table:table-cell table:number-columns-repeated="1017"/>
        </table:table-row>
        <table:table-row table:style-name="ro5">
          <table:table-cell/>
          <table:table-cell table:style-name="ce24" table:number-columns-repeated="6"/>
          <table:table-cell table:style-name="ce20" office:value-type="string" calcext:value-type="string" table:number-columns-spanned="15" table:number-rows-spanned="1">
            <text:p>Total number of groups = Number of groups pushed to stack b</text:p>
          </table:table-cell>
          <table:covered-table-cell table:number-columns-repeated="14"/>
          <table:table-cell table:number-columns-repeated="1002"/>
        </table:table-row>
        <table:table-row table:style-name="ro3">
          <table:table-cell office:value-type="string" calcext:value-type="string">
            <text:p>to_b(), then back_to_a()</text:p>
          </table:table-cell>
          <table:table-cell table:style-name="ce19" office:value-type="string" calcext:value-type="string">
            <text:p>Initial a</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19"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number-columns-repeated="1002"/>
        </table:table-row>
        <table:table-row table:style-name="ro2">
          <table:table-cell table:style-name="ce26" office:value-type="string" calcext:value-type="string">
            <text:p>Version 1</text:p>
          </table:table-cell>
          <table:table-cell office:value-type="string" calcext:value-type="string">
            <text:p>186 238 8 349 264 316 155 278 437 18 20 74 290 270 321 158 50 380 170 162 178 432 214 379 88 428 224 319 291 149 227 175 47 377 296 52 216 335 491 434 383 93 368 285 65 306 169 427 412 292 183 353 156 226 446 239 467 140 107 420 490 26 210 49 51 265 376 310 191 21 407 232 473 36 229 252 483 470 44 25 66 203 450 418 332 206 100 283 297 300 389 277 394 294 404 157 136 132 114 73 326 494 387 356 11 188 243 179 361 131 233 29 440 7 220 273 360 23 105 346 108 34 476 222 159 109 46 15 237 426 180 28 42 365 22 9 492 87 439 126 104 139 481 334 279 369 150 392 122 400 448 366 411 12 24 16 127 343 101 479 482 405 447 308 339 121 176 152 58 330 403 303 123 202 318 68 288 496 40 75 198 341 102 336 351 163 413 275 19 340 359 258 110 204 41 276 421 267 468 311 83 410 147 289 205 348 390 142 384 260 217 112 414 347 201 230 416 324 218 281 161 309 463 253 313 96 355 261 70 284 90 484 143 452 113 43 242 231 271 241 257 240 168 338 459 315 465 425 199 477 54 333 128 219 209 38 423 430 293 80 71 98 62 234 118 173 466 499 145 381 2 200 317 82 352 262 295 395 307 59 244 456 286 166 67 86 213 363 371 453 385 189 207 457 141 17 358 396 280 327 221 193 190 148 134 77 320 266 357 493 64 337 56 471 460 228 469 60 37 63 480 406 235 424 462 370 117 177 76 138 187 323 372 498 85 72 248 185 454 195 154 254 89 322 259 120 223 33 399 182 500 398 417 488 487 246 1 444 55 225 475 3 298 397 10 57 474 32 39 171 137 458 4 409 495 245 388 27 197 274 302 115 331 249 212 497 53 443 135 78 14 287 35 485 312 442 255 215 172 5 99 211 478 328 48 125 61 305 92 268 151 165 31 301 375 362 325 69 422 103 194 13 192 256 95 167 374 184 130 441 116 402 236 438 350 144 386 81 431 45 486 84 472 124 408 415 464 181 174 6 429 282 269 94 433 133 91 263 314 97 106 251 354 329 378 250 146 160 119 436 342 364 247 445 196 345 401 272 393 449 391 344 373 451 30 489 79 367 153 164 455 382 435 111 419 299 461 129 208 304 </text:p>
          </table:table-cell>
          <table:table-cell office:value-type="string" calcext:value-type="string">
            <text:p>-</text:p>
          </table:table-cell>
          <table:table-cell table:number-columns-repeated="4"/>
          <table:table-cell table:style-name="ce24" office:value-type="float" office:value="8475" calcext:value-type="float">
            <text:p>8475</text:p>
          </table:table-cell>
          <table:table-cell table:style-name="ce24" office:value-type="float" office:value="7728" calcext:value-type="float">
            <text:p>7728</text:p>
          </table:table-cell>
          <table:table-cell table:style-name="ce24" office:value-type="float" office:value="7289" calcext:value-type="float">
            <text:p>7289</text:p>
          </table:table-cell>
          <table:table-cell office:value-type="float" office:value="7063" calcext:value-type="float">
            <text:p>7063</text:p>
          </table:table-cell>
          <table:table-cell office:value-type="float" office:value="6741" calcext:value-type="float">
            <text:p>6741</text:p>
          </table:table-cell>
          <table:table-cell office:value-type="float" office:value="6319" calcext:value-type="float">
            <text:p>6319</text:p>
          </table:table-cell>
          <table:table-cell table:style-name="ce23" office:value-type="float" office:value="5897" calcext:value-type="float">
            <text:p>5897</text:p>
          </table:table-cell>
          <table:table-cell office:value-type="float" office:value="6126" calcext:value-type="float">
            <text:p>6126</text:p>
          </table:table-cell>
          <table:table-cell office:value-type="float" office:value="6051" calcext:value-type="float">
            <text:p>6051</text:p>
          </table:table-cell>
          <table:table-cell table:number-columns-repeated="1008"/>
        </table:table-row>
        <table:table-row table:style-name="ro2">
          <table:table-cell/>
          <table:table-cell office:value-type="string" calcext:value-type="string">
            <text:p>77 290 113 489 181 464 17 200 19 100 394 424 119 115 210 167 427 400 263 397 21 340 374 78 383 160 425 11 381 495 225 483 323 336 422 418 151 152 99 14 62 46 199 37 466 129 362 261 459 224 196 420 10 29 76 108 429 373 8 91 85 120 128 184 456 51 3 477 139 80 497 286 478 439 481 419 250 283 346 287 193 384 133 89 2 474 127 180 317 102 148 368 259 406 356 65 276 73 222 137 361 154 458 25 432 84 399 141 214 94 417 88 279 435 70 229 202 267 314 316 103 168 33 277 389 265 166 465 238 428 116 149 28 27 440 235 175 294 31 366 257 150 12 297 179 204 104 342 413 349 183 161 412 328 390 403 47 343 172 398 339 282 264 92 97 461 484 105 288 163 405 333 131 215 409 251 182 273 53 13 130 284 147 22 416 442 437 344 63 254 487 207 69 165 170 300 486 244 191 352 256 82 395 75 38 327 246 469 404 291 326 430 310 490 217 158 205 190 386 50 388 187 332 453 393 410 48 231 491 392 44 96 121 315 239 443 233 414 353 367 268 278 157 178 348 387 269 382 74 23 43 271 101 378 496 173 473 313 433 462 309 4 448 30 117 177 64 228 66 355 223 79 322 221 95 375 59 449 83 485 280 26 61 258 32 249 438 36 192 41 341 295 369 266 324 212 143 56 211 281 93 401 135 186 57 371 454 213 86 72 176 354 123 452 34 321 306 426 124 230 467 272 379 232 226 126 54 468 463 55 188 237 296 301 441 357 434 236 218 262 67 174 421 118 431 289 411 109 194 423 134 445 457 40 198 18 285 494 488 162 329 252 318 146 480 98 39 498 370 302 402 311 142 9 138 334 220 493 451 203 447 219 156 153 241 475 24 446 337 189 16 140 471 6 164 240 450 169 472 338 436 312 185 5 299 71 132 360 330 293 122 345 255 159 358 245 351 234 376 114 303 319 20 372 209 35 275 81 42 7 260 396 136 304 476 87 363 444 112 90 242 125 248 253 500 470 492 107 331 499 380 325 482 1 270 106 111 195 364 274 52 145 298 216 171 460 377 292 385 455 350 15 201 45 58 247 408 359 347 305 243 60 415 307 155 391 110 49 144 335 479 365 68 227 208 308 407 206 197 320 </text:p>
          </table:table-cell>
          <table:table-cell table:style-name="ce19" office:value-type="string" calcext:value-type="string">
            <text:p>-</text:p>
          </table:table-cell>
          <table:table-cell table:number-columns-repeated="4"/>
          <table:table-cell table:style-name="ce24"/>
          <table:table-cell table:number-columns-repeated="3"/>
          <table:table-cell office:value-type="float" office:value="6537" calcext:value-type="float">
            <text:p>6537</text:p>
          </table:table-cell>
          <table:table-cell office:value-type="float" office:value="6017" calcext:value-type="float">
            <text:p>6017</text:p>
          </table:table-cell>
          <table:table-cell office:value-type="float" office:value="6069" calcext:value-type="float">
            <text:p>6069</text:p>
          </table:table-cell>
          <table:table-cell office:value-type="float" office:value="5970" calcext:value-type="float">
            <text:p>5970</text:p>
          </table:table-cell>
          <table:table-cell table:style-name="ce23" office:value-type="float" office:value="5908" calcext:value-type="float">
            <text:p>5908</text:p>
          </table:table-cell>
          <table:table-cell office:value-type="float" office:value="5960" calcext:value-type="float">
            <text:p>5960</text:p>
          </table:table-cell>
          <table:table-cell table:number-columns-repeated="1007"/>
        </table:table-row>
        <table:table-row table:style-name="ro2">
          <table:table-cell/>
          <table:table-cell office:value-type="string" calcext:value-type="string">
            <text:p>48 88 133 442 97 15 138 73 310 330 348 125 45 290 353 473 484 31 412 111 14 193 163 134 115 130 434 231 281 398 37 96 384 178 232 228 342 284 155 373 443 304 107 349 291 56 341 222 148 243 153 208 393 39 391 387 320 98 395 293 136 32 229 286 215 27 18 486 388 494 492 132 390 230 418 36 278 471 209 159 283 313 307 260 93 5 225 85 300 319 2 103 285 35 275 417 197 154 428 227 328 317 180 335 483 301 481 67 350 299 127 200 396 198 174 255 99 158 118 95 65 60 128 156 408 401 216 458 34 246 399 280 212 108 462 182 201 382 447 354 423 318 79 329 131 480 189 172 47 296 114 206 478 223 87 239 78 224 110 312 326 472 331 499 381 214 435 363 121 117 171 29 17 91 101 476 479 192 346 444 179 288 487 129 294 500 13 474 141 161 219 343 351 360 11 456 50 465 445 454 123 42 425 26 157 485 334 165 367 150 441 72 23 218 52 448 344 62 122 311 258 415 379 84 403 440 109 80 449 333 63 378 477 493 498 377 144 164 430 59 4 94 352 356 323 459 238 411 420 140 410 322 339 298 120 69 112 175 22 357 263 321 147 46 461 160 279 340 325 407 106 64 55 437 491 213 137 185 302 100 143 49 75 119 21 186 250 169 416 386 422 187 380 414 345 490 374 146 68 71 368 233 226 256 202 436 450 389 276 259 383 240 66 489 287 269 419 237 210 102 270 433 184 453 452 421 54 366 309 217 277 173 145 406 241 81 43 20 152 190 324 44 126 495 470 468 177 370 162 438 409 203 242 221 24 282 404 359 257 188 33 41 266 235 8 19 371 316 51 268 400 204 70 196 467 151 220 205 305 385 261 355 58 424 315 413 168 439 6 3 347 252 139 82 25 306 426 181 394 451 199 375 170 264 194 149 76 361 392 457 488 362 460 463 90 61 365 497 496 466 464 10 397 113 244 364 332 469 28 166 183 327 358 308 89 289 372 247 254 402 234 38 83 104 74 7 337 274 124 427 251 336 236 475 77 295 167 405 455 431 271 482 176 40 249 12 105 273 207 16 314 116 369 9 191 211 376 303 262 57 446 135 429 338 267 292 30 195 245 92 432 53 253 265 86 142 248 1 297 272 </text:p>
          </table:table-cell>
          <table:table-cell table:style-name="ce19" office:value-type="string" calcext:value-type="string">
            <text:p>-</text:p>
          </table:table-cell>
          <table:table-cell table:number-columns-repeated="4"/>
          <table:table-cell table:style-name="ce24"/>
          <table:table-cell table:number-columns-repeated="5"/>
          <table:table-cell office:value-type="float" office:value="5971" calcext:value-type="float">
            <text:p>5971</text:p>
          </table:table-cell>
          <table:table-cell office:value-type="float" office:value="5861" calcext:value-type="float">
            <text:p>5861</text:p>
          </table:table-cell>
          <table:table-cell table:style-name="ce23" office:value-type="float" office:value="5801" calcext:value-type="float">
            <text:p>5801</text:p>
          </table:table-cell>
          <table:table-cell office:value-type="float" office:value="5893" calcext:value-type="float">
            <text:p>5893</text:p>
          </table:table-cell>
          <table:table-cell office:value-type="float" office:value="5890" calcext:value-type="float">
            <text:p>5890</text:p>
          </table:table-cell>
          <table:table-cell table:number-columns-repeated="1006"/>
        </table:table-row>
        <table:table-row table:style-name="ro6">
          <table:table-cell office:value-type="string" calcext:value-type="string">
            <text:p>Version 2 (merge rb and ra into rr)</text:p>
          </table:table-cell>
          <table:table-cell office:value-type="string" calcext:value-type="string">
            <text:p>186 238 8 349 264 316 155 278 437 18 20 74 290 270 321 158 50 380 170 162 178 432 214 379 88 428 224 319 291 149 227 175 47 377 296 52 216 335 491 434 383 93 368 285 65 306 169 427 412 292 183 353 156 226 446 239 467 140 107 420 490 26 210 49 51 265 376 310 191 21 407 232 473 36 229 252 483 470 44 25 66 203 450 418 332 206 100 283 297 300 389 277 394 294 404 157 136 132 114 73 326 494 387 356 11 188 243 179 361 131 233 29 440 7 220 273 360 23 105 346 108 34 476 222 159 109 46 15 237 426 180 28 42 365 22 9 492 87 439 126 104 139 481 334 279 369 150 392 122 400 448 366 411 12 24 16 127 343 101 479 482 405 447 308 339 121 176 152 58 330 403 303 123 202 318 68 288 496 40 75 198 341 102 336 351 163 413 275 19 340 359 258 110 204 41 276 421 267 468 311 83 410 147 289 205 348 390 142 384 260 217 112 414 347 201 230 416 324 218 281 161 309 463 253 313 96 355 261 70 284 90 484 143 452 113 43 242 231 271 241 257 240 168 338 459 315 465 425 199 477 54 333 128 219 209 38 423 430 293 80 71 98 62 234 118 173 466 499 145 381 2 200 317 82 352 262 295 395 307 59 244 456 286 166 67 86 213 363 371 453 385 189 207 457 141 17 358 396 280 327 221 193 190 148 134 77 320 266 357 493 64 337 56 471 460 228 469 60 37 63 480 406 235 424 462 370 117 177 76 138 187 323 372 498 85 72 248 185 454 195 154 254 89 322 259 120 223 33 399 182 500 398 417 488 487 246 1 444 55 225 475 3 298 397 10 57 474 32 39 171 137 458 4 409 495 245 388 27 197 274 302 115 331 249 212 497 53 443 135 78 14 287 35 485 312 442 255 215 172 5 99 211 478 328 48 125 61 305 92 268 151 165 31 301 375 362 325 69 422 103 194 13 192 256 95 167 374 184 130 441 116 402 236 438 350 144 386 81 431 45 486 84 472 124 408 415 464 181 174 6 429 282 269 94 433 133 91 263 314 97 106 251 354 329 378 250 146 160 119 436 342 364 247 445 196 345 401 272 393 449 391 344 373 451 30 489 79 367 153 164 455 382 435 111 419 299 461 129 208 304 </text:p>
          </table:table-cell>
          <table:table-cell table:style-name="ce19" office:value-type="string" calcext:value-type="string">
            <text:p>-</text:p>
          </table:table-cell>
          <table:table-cell table:number-columns-repeated="4"/>
          <table:table-cell table:style-name="ce24"/>
          <table:table-cell table:number-columns-repeated="1016"/>
        </table:table-row>
        <table:table-row table:style-name="ro2">
          <table:table-cell/>
          <table:table-cell office:value-type="string" calcext:value-type="string">
            <text:p>77 290 113 489 181 464 17 200 19 100 394 424 119 115 210 167 427 400 263 397 21 340 374 78 383 160 425 11 381 495 225 483 323 336 422 418 151 152 99 14 62 46 199 37 466 129 362 261 459 224 196 420 10 29 76 108 429 373 8 91 85 120 128 184 456 51 3 477 139 80 497 286 478 439 481 419 250 283 346 287 193 384 133 89 2 474 127 180 317 102 148 368 259 406 356 65 276 73 222 137 361 154 458 25 432 84 399 141 214 94 417 88 279 435 70 229 202 267 314 316 103 168 33 277 389 265 166 465 238 428 116 149 28 27 440 235 175 294 31 366 257 150 12 297 179 204 104 342 413 349 183 161 412 328 390 403 47 343 172 398 339 282 264 92 97 461 484 105 288 163 405 333 131 215 409 251 182 273 53 13 130 284 147 22 416 442 437 344 63 254 487 207 69 165 170 300 486 244 191 352 256 82 395 75 38 327 246 469 404 291 326 430 310 490 217 158 205 190 386 50 388 187 332 453 393 410 48 231 491 392 44 96 121 315 239 443 233 414 353 367 268 278 157 178 348 387 269 382 74 23 43 271 101 378 496 173 473 313 433 462 309 4 448 30 117 177 64 228 66 355 223 79 322 221 95 375 59 449 83 485 280 26 61 258 32 249 438 36 192 41 341 295 369 266 324 212 143 56 211 281 93 401 135 186 57 371 454 213 86 72 176 354 123 452 34 321 306 426 124 230 467 272 379 232 226 126 54 468 463 55 188 237 296 301 441 357 434 236 218 262 67 174 421 118 431 289 411 109 194 423 134 445 457 40 198 18 285 494 488 162 329 252 318 146 480 98 39 498 370 302 402 311 142 9 138 334 220 493 451 203 447 219 156 153 241 475 24 446 337 189 16 140 471 6 164 240 450 169 472 338 436 312 185 5 299 71 132 360 330 293 122 345 255 159 358 245 351 234 376 114 303 319 20 372 209 35 275 81 42 7 260 396 136 304 476 87 363 444 112 90 242 125 248 253 500 470 492 107 331 499 380 325 482 1 270 106 111 195 364 274 52 145 298 216 171 460 377 292 385 455 350 15 201 45 58 247 408 359 347 305 243 60 415 307 155 391 110 49 144 335 479 365 68 227 208 308 407 206 197 320 </text:p>
          </table:table-cell>
          <table:table-cell table:style-name="ce19" office:value-type="string" calcext:value-type="string">
            <text:p>-</text:p>
          </table:table-cell>
          <table:table-cell table:number-columns-repeated="4"/>
          <table:table-cell table:style-name="ce24"/>
          <table:table-cell table:number-columns-repeated="5"/>
          <table:table-cell office:value-type="float" office:value="5912" calcext:value-type="float">
            <text:p>5912</text:p>
          </table:table-cell>
          <table:table-cell office:value-type="float" office:value="5815" calcext:value-type="float">
            <text:p>5815</text:p>
          </table:table-cell>
          <table:table-cell table:style-name="ce23" office:value-type="float" office:value="5746" calcext:value-type="float">
            <text:p>5746</text:p>
          </table:table-cell>
          <table:table-cell office:value-type="float" office:value="5786" calcext:value-type="float">
            <text:p>5786</text:p>
          </table:table-cell>
          <table:table-cell table:number-columns-repeated="1007"/>
        </table:table-row>
        <table:table-row table:style-name="ro2">
          <table:table-cell/>
          <table:table-cell office:value-type="string" calcext:value-type="string">
            <text:p>48 88 133 442 97 15 138 73 310 330 348 125 45 290 353 473 484 31 412 111 14 193 163 134 115 130 434 231 281 398 37 96 384 178 232 228 342 284 155 373 443 304 107 349 291 56 341 222 148 243 153 208 393 39 391 387 320 98 395 293 136 32 229 286 215 27 18 486 388 494 492 132 390 230 418 36 278 471 209 159 283 313 307 260 93 5 225 85 300 319 2 103 285 35 275 417 197 154 428 227 328 317 180 335 483 301 481 67 350 299 127 200 396 198 174 255 99 158 118 95 65 60 128 156 408 401 216 458 34 246 399 280 212 108 462 182 201 382 447 354 423 318 79 329 131 480 189 172 47 296 114 206 478 223 87 239 78 224 110 312 326 472 331 499 381 214 435 363 121 117 171 29 17 91 101 476 479 192 346 444 179 288 487 129 294 500 13 474 141 161 219 343 351 360 11 456 50 465 445 454 123 42 425 26 157 485 334 165 367 150 441 72 23 218 52 448 344 62 122 311 258 415 379 84 403 440 109 80 449 333 63 378 477 493 498 377 144 164 430 59 4 94 352 356 323 459 238 411 420 140 410 322 339 298 120 69 112 175 22 357 263 321 147 46 461 160 279 340 325 407 106 64 55 437 491 213 137 185 302 100 143 49 75 119 21 186 250 169 416 386 422 187 380 414 345 490 374 146 68 71 368 233 226 256 202 436 450 389 276 259 383 240 66 489 287 269 419 237 210 102 270 433 184 453 452 421 54 366 309 217 277 173 145 406 241 81 43 20 152 190 324 44 126 495 470 468 177 370 162 438 409 203 242 221 24 282 404 359 257 188 33 41 266 235 8 19 371 316 51 268 400 204 70 196 467 151 220 205 305 385 261 355 58 424 315 413 168 439 6 3 347 252 139 82 25 306 426 181 394 451 199 375 170 264 194 149 76 361 392 457 488 362 460 463 90 61 365 497 496 466 464 10 397 113 244 364 332 469 28 166 183 327 358 308 89 289 372 247 254 402 234 38 83 104 74 7 337 274 124 427 251 336 236 475 77 295 167 405 455 431 271 482 176 40 249 12 105 273 207 16 314 116 369 9 191 211 376 303 262 57 446 135 429 338 267 292 30 195 245 92 432 53 253 265 86 142 248 1 297 272 </text:p>
          </table:table-cell>
          <table:table-cell table:style-name="ce19" office:value-type="string" calcext:value-type="string">
            <text:p>-</text:p>
          </table:table-cell>
          <table:table-cell table:number-columns-repeated="4"/>
          <table:table-cell table:style-name="ce24"/>
          <table:table-cell table:number-columns-repeated="5"/>
          <table:table-cell office:value-type="float" office:value="5826" calcext:value-type="float">
            <text:p>5826</text:p>
          </table:table-cell>
          <table:table-cell office:value-type="float" office:value="5744" calcext:value-type="float">
            <text:p>5744</text:p>
          </table:table-cell>
          <table:table-cell table:style-name="ce23" office:value-type="float" office:value="5670" calcext:value-type="float">
            <text:p>5670</text:p>
          </table:table-cell>
          <table:table-cell office:value-type="float" office:value="5732" calcext:value-type="float">
            <text:p>5732</text:p>
          </table:table-cell>
          <table:table-cell office:value-type="float" office:value="5740" calcext:value-type="float">
            <text:p>5740</text:p>
          </table:table-cell>
          <table:table-cell table:number-columns-repeated="1006"/>
        </table:table-row>
        <table:table-row table:style-name="ro6">
          <table:table-cell office:value-type="string" calcext:value-type="string">
            <text:p>Version 3 (ra or rra for half of every group)</text:p>
          </table:table-cell>
          <table:table-cell office:value-type="string" calcext:value-type="string">
            <text:p>186 238 8 349 264 316 155 278 437 18 20 74 290 270 321 158 50 380 170 162 178 432 214 379 88 428 224 319 291 149 227 175 47 377 296 52 216 335 491 434 383 93 368 285 65 306 169 427 412 292 183 353 156 226 446 239 467 140 107 420 490 26 210 49 51 265 376 310 191 21 407 232 473 36 229 252 483 470 44 25 66 203 450 418 332 206 100 283 297 300 389 277 394 294 404 157 136 132 114 73 326 494 387 356 11 188 243 179 361 131 233 29 440 7 220 273 360 23 105 346 108 34 476 222 159 109 46 15 237 426 180 28 42 365 22 9 492 87 439 126 104 139 481 334 279 369 150 392 122 400 448 366 411 12 24 16 127 343 101 479 482 405 447 308 339 121 176 152 58 330 403 303 123 202 318 68 288 496 40 75 198 341 102 336 351 163 413 275 19 340 359 258 110 204 41 276 421 267 468 311 83 410 147 289 205 348 390 142 384 260 217 112 414 347 201 230 416 324 218 281 161 309 463 253 313 96 355 261 70 284 90 484 143 452 113 43 242 231 271 241 257 240 168 338 459 315 465 425 199 477 54 333 128 219 209 38 423 430 293 80 71 98 62 234 118 173 466 499 145 381 2 200 317 82 352 262 295 395 307 59 244 456 286 166 67 86 213 363 371 453 385 189 207 457 141 17 358 396 280 327 221 193 190 148 134 77 320 266 357 493 64 337 56 471 460 228 469 60 37 63 480 406 235 424 462 370 117 177 76 138 187 323 372 498 85 72 248 185 454 195 154 254 89 322 259 120 223 33 399 182 500 398 417 488 487 246 1 444 55 225 475 3 298 397 10 57 474 32 39 171 137 458 4 409 495 245 388 27 197 274 302 115 331 249 212 497 53 443 135 78 14 287 35 485 312 442 255 215 172 5 99 211 478 328 48 125 61 305 92 268 151 165 31 301 375 362 325 69 422 103 194 13 192 256 95 167 374 184 130 441 116 402 236 438 350 144 386 81 431 45 486 84 472 124 408 415 464 181 174 6 429 282 269 94 433 133 91 263 314 97 106 251 354 329 378 250 146 160 119 436 342 364 247 445 196 345 401 272 393 449 391 344 373 451 30 489 79 367 153 164 455 382 435 111 419 299 461 129 208 304 </text:p>
          </table:table-cell>
          <table:table-cell table:style-name="ce19" office:value-type="string" calcext:value-type="string">
            <text:p>-</text:p>
          </table:table-cell>
          <table:table-cell table:number-columns-repeated="4"/>
          <table:table-cell table:style-name="ce24"/>
          <table:table-cell table:number-columns-repeated="1016"/>
        </table:table-row>
        <table:table-row table:style-name="ro2">
          <table:table-cell/>
          <table:table-cell office:value-type="string" calcext:value-type="string">
            <text:p>77 290 113 489 181 464 17 200 19 100 394 424 119 115 210 167 427 400 263 397 21 340 374 78 383 160 425 11 381 495 225 483 323 336 422 418 151 152 99 14 62 46 199 37 466 129 362 261 459 224 196 420 10 29 76 108 429 373 8 91 85 120 128 184 456 51 3 477 139 80 497 286 478 439 481 419 250 283 346 287 193 384 133 89 2 474 127 180 317 102 148 368 259 406 356 65 276 73 222 137 361 154 458 25 432 84 399 141 214 94 417 88 279 435 70 229 202 267 314 316 103 168 33 277 389 265 166 465 238 428 116 149 28 27 440 235 175 294 31 366 257 150 12 297 179 204 104 342 413 349 183 161 412 328 390 403 47 343 172 398 339 282 264 92 97 461 484 105 288 163 405 333 131 215 409 251 182 273 53 13 130 284 147 22 416 442 437 344 63 254 487 207 69 165 170 300 486 244 191 352 256 82 395 75 38 327 246 469 404 291 326 430 310 490 217 158 205 190 386 50 388 187 332 453 393 410 48 231 491 392 44 96 121 315 239 443 233 414 353 367 268 278 157 178 348 387 269 382 74 23 43 271 101 378 496 173 473 313 433 462 309 4 448 30 117 177 64 228 66 355 223 79 322 221 95 375 59 449 83 485 280 26 61 258 32 249 438 36 192 41 341 295 369 266 324 212 143 56 211 281 93 401 135 186 57 371 454 213 86 72 176 354 123 452 34 321 306 426 124 230 467 272 379 232 226 126 54 468 463 55 188 237 296 301 441 357 434 236 218 262 67 174 421 118 431 289 411 109 194 423 134 445 457 40 198 18 285 494 488 162 329 252 318 146 480 98 39 498 370 302 402 311 142 9 138 334 220 493 451 203 447 219 156 153 241 475 24 446 337 189 16 140 471 6 164 240 450 169 472 338 436 312 185 5 299 71 132 360 330 293 122 345 255 159 358 245 351 234 376 114 303 319 20 372 209 35 275 81 42 7 260 396 136 304 476 87 363 444 112 90 242 125 248 253 500 470 492 107 331 499 380 325 482 1 270 106 111 195 364 274 52 145 298 216 171 460 377 292 385 455 350 15 201 45 58 247 408 359 347 305 243 60 415 307 155 391 110 49 144 335 479 365 68 227 208 308 407 206 197 320 </text:p>
          </table:table-cell>
          <table:table-cell table:style-name="ce19" office:value-type="string" calcext:value-type="string">
            <text:p>-</text:p>
          </table:table-cell>
          <table:table-cell table:number-columns-repeated="4"/>
          <table:table-cell table:style-name="ce24"/>
          <table:table-cell table:number-columns-repeated="5"/>
          <table:table-cell office:value-type="float" office:value="6231" calcext:value-type="float">
            <text:p>6231</text:p>
          </table:table-cell>
          <table:table-cell office:value-type="float" office:value="5991" calcext:value-type="float">
            <text:p>5991</text:p>
          </table:table-cell>
          <table:table-cell office:value-type="float" office:value="6005" calcext:value-type="float">
            <text:p>6005</text:p>
          </table:table-cell>
          <table:table-cell office:value-type="float" office:value="5915" calcext:value-type="float">
            <text:p>5915</text:p>
          </table:table-cell>
          <table:table-cell table:style-name="ce27" office:value-type="float" office:value="5727" calcext:value-type="float">
            <text:p>5727</text:p>
          </table:table-cell>
          <table:table-cell office:value-type="float" office:value="5903" calcext:value-type="float">
            <text:p>5903</text:p>
          </table:table-cell>
          <table:table-cell table:style-name="ce23" office:value-type="float" office:value="5587" calcext:value-type="float">
            <text:p>5587</text:p>
          </table:table-cell>
          <table:table-cell office:value-type="float" office:value="5815" calcext:value-type="float">
            <text:p>5815</text:p>
          </table:table-cell>
          <table:table-cell office:value-type="float" office:value="5875" calcext:value-type="float">
            <text:p>5875</text:p>
          </table:table-cell>
          <table:table-cell table:number-columns-repeated="1002"/>
        </table:table-row>
        <table:table-row table:style-name="ro2">
          <table:table-cell/>
          <table:table-cell office:value-type="string" calcext:value-type="string">
            <text:p>48 88 133 442 97 15 138 73 310 330 348 125 45 290 353 473 484 31 412 111 14 193 163 134 115 130 434 231 281 398 37 96 384 178 232 228 342 284 155 373 443 304 107 349 291 56 341 222 148 243 153 208 393 39 391 387 320 98 395 293 136 32 229 286 215 27 18 486 388 494 492 132 390 230 418 36 278 471 209 159 283 313 307 260 93 5 225 85 300 319 2 103 285 35 275 417 197 154 428 227 328 317 180 335 483 301 481 67 350 299 127 200 396 198 174 255 99 158 118 95 65 60 128 156 408 401 216 458 34 246 399 280 212 108 462 182 201 382 447 354 423 318 79 329 131 480 189 172 47 296 114 206 478 223 87 239 78 224 110 312 326 472 331 499 381 214 435 363 121 117 171 29 17 91 101 476 479 192 346 444 179 288 487 129 294 500 13 474 141 161 219 343 351 360 11 456 50 465 445 454 123 42 425 26 157 485 334 165 367 150 441 72 23 218 52 448 344 62 122 311 258 415 379 84 403 440 109 80 449 333 63 378 477 493 498 377 144 164 430 59 4 94 352 356 323 459 238 411 420 140 410 322 339 298 120 69 112 175 22 357 263 321 147 46 461 160 279 340 325 407 106 64 55 437 491 213 137 185 302 100 143 49 75 119 21 186 250 169 416 386 422 187 380 414 345 490 374 146 68 71 368 233 226 256 202 436 450 389 276 259 383 240 66 489 287 269 419 237 210 102 270 433 184 453 452 421 54 366 309 217 277 173 145 406 241 81 43 20 152 190 324 44 126 495 470 468 177 370 162 438 409 203 242 221 24 282 404 359 257 188 33 41 266 235 8 19 371 316 51 268 400 204 70 196 467 151 220 205 305 385 261 355 58 424 315 413 168 439 6 3 347 252 139 82 25 306 426 181 394 451 199 375 170 264 194 149 76 361 392 457 488 362 460 463 90 61 365 497 496 466 464 10 397 113 244 364 332 469 28 166 183 327 358 308 89 289 372 247 254 402 234 38 83 104 74 7 337 274 124 427 251 336 236 475 77 295 167 405 455 431 271 482 176 40 249 12 105 273 207 16 314 116 369 9 191 211 376 303 262 57 446 135 429 338 267 292 30 195 245 92 432 53 253 265 86 142 248 1 297 272 </text:p>
          </table:table-cell>
          <table:table-cell table:style-name="ce19" office:value-type="string" calcext:value-type="string">
            <text:p>-</text:p>
          </table:table-cell>
          <table:table-cell/>
          <table:table-cell table:style-name="ce24"/>
          <table:table-cell table:number-columns-repeated="2"/>
          <table:table-cell table:style-name="ce24"/>
          <table:table-cell table:number-columns-repeated="5"/>
          <table:table-cell office:value-type="float" office:value="6252" calcext:value-type="float">
            <text:p>6252</text:p>
          </table:table-cell>
          <table:table-cell office:value-type="float" office:value="6152" calcext:value-type="float">
            <text:p>6152</text:p>
          </table:table-cell>
          <table:table-cell office:value-type="float" office:value="5919" calcext:value-type="float">
            <text:p>5919</text:p>
          </table:table-cell>
          <table:table-cell office:value-type="float" office:value="5940" calcext:value-type="float">
            <text:p>5940</text:p>
          </table:table-cell>
          <table:table-cell office:value-type="float" office:value="5901" calcext:value-type="float">
            <text:p>5901</text:p>
          </table:table-cell>
          <table:table-cell office:value-type="float" office:value="5712" calcext:value-type="float">
            <text:p>5712</text:p>
          </table:table-cell>
          <table:table-cell table:style-name="ce23" office:value-type="float" office:value="5668" calcext:value-type="float">
            <text:p>5668</text:p>
          </table:table-cell>
          <table:table-cell office:value-type="float" office:value="5818" calcext:value-type="float">
            <text:p>5818</text:p>
          </table:table-cell>
          <table:table-cell office:value-type="float" office:value="5907" calcext:value-type="float">
            <text:p>5907</text:p>
          </table:table-cell>
          <table:table-cell table:number-columns-repeated="1002"/>
        </table:table-row>
        <table:table-row table:style-name="ro6">
          <table:table-cell office:value-type="string" calcext:value-type="string">
            <text:p>Version 4 (push cheapest in back_to_a)</text:p>
          </table:table-cell>
          <table:table-cell office:value-type="string" calcext:value-type="string">
            <text:p>186 238 8 349 264 316 155 278 437 18 20 74 290 270 321 158 50 380 170 162 178 432 214 379 88 428 224 319 291 149 227 175 47 377 296 52 216 335 491 434 383 93 368 285 65 306 169 427 412 292 183 353 156 226 446 239 467 140 107 420 490 26 210 49 51 265 376 310 191 21 407 232 473 36 229 252 483 470 44 25 66 203 450 418 332 206 100 283 297 300 389 277 394 294 404 157 136 132 114 73 326 494 387 356 11 188 243 179 361 131 233 29 440 7 220 273 360 23 105 346 108 34 476 222 159 109 46 15 237 426 180 28 42 365 22 9 492 87 439 126 104 139 481 334 279 369 150 392 122 400 448 366 411 12 24 16 127 343 101 479 482 405 447 308 339 121 176 152 58 330 403 303 123 202 318 68 288 496 40 75 198 341 102 336 351 163 413 275 19 340 359 258 110 204 41 276 421 267 468 311 83 410 147 289 205 348 390 142 384 260 217 112 414 347 201 230 416 324 218 281 161 309 463 253 313 96 355 261 70 284 90 484 143 452 113 43 242 231 271 241 257 240 168 338 459 315 465 425 199 477 54 333 128 219 209 38 423 430 293 80 71 98 62 234 118 173 466 499 145 381 2 200 317 82 352 262 295 395 307 59 244 456 286 166 67 86 213 363 371 453 385 189 207 457 141 17 358 396 280 327 221 193 190 148 134 77 320 266 357 493 64 337 56 471 460 228 469 60 37 63 480 406 235 424 462 370 117 177 76 138 187 323 372 498 85 72 248 185 454 195 154 254 89 322 259 120 223 33 399 182 500 398 417 488 487 246 1 444 55 225 475 3 298 397 10 57 474 32 39 171 137 458 4 409 495 245 388 27 197 274 302 115 331 249 212 497 53 443 135 78 14 287 35 485 312 442 255 215 172 5 99 211 478 328 48 125 61 305 92 268 151 165 31 301 375 362 325 69 422 103 194 13 192 256 95 167 374 184 130 441 116 402 236 438 350 144 386 81 431 45 486 84 472 124 408 415 464 181 174 6 429 282 269 94 433 133 91 263 314 97 106 251 354 329 378 250 146 160 119 436 342 364 247 445 196 345 401 272 393 449 391 344 373 451 30 489 79 367 153 164 455 382 435 111 419 299 461 129 208 304 </text:p>
          </table:table-cell>
          <table:table-cell table:style-name="ce19" office:value-type="string" calcext:value-type="string">
            <text:p>-</text:p>
          </table:table-cell>
          <table:table-cell/>
          <table:table-cell table:style-name="ce24"/>
          <table:table-cell table:number-columns-repeated="2"/>
          <table:table-cell table:style-name="ce24"/>
          <table:table-cell table:number-columns-repeated="1016"/>
        </table:table-row>
        <table:table-row table:style-name="ro2">
          <table:table-cell/>
          <table:table-cell office:value-type="string" calcext:value-type="string">
            <text:p>77 290 113 489 181 464 17 200 19 100 394 424 119 115 210 167 427 400 263 397 21 340 374 78 383 160 425 11 381 495 225 483 323 336 422 418 151 152 99 14 62 46 199 37 466 129 362 261 459 224 196 420 10 29 76 108 429 373 8 91 85 120 128 184 456 51 3 477 139 80 497 286 478 439 481 419 250 283 346 287 193 384 133 89 2 474 127 180 317 102 148 368 259 406 356 65 276 73 222 137 361 154 458 25 432 84 399 141 214 94 417 88 279 435 70 229 202 267 314 316 103 168 33 277 389 265 166 465 238 428 116 149 28 27 440 235 175 294 31 366 257 150 12 297 179 204 104 342 413 349 183 161 412 328 390 403 47 343 172 398 339 282 264 92 97 461 484 105 288 163 405 333 131 215 409 251 182 273 53 13 130 284 147 22 416 442 437 344 63 254 487 207 69 165 170 300 486 244 191 352 256 82 395 75 38 327 246 469 404 291 326 430 310 490 217 158 205 190 386 50 388 187 332 453 393 410 48 231 491 392 44 96 121 315 239 443 233 414 353 367 268 278 157 178 348 387 269 382 74 23 43 271 101 378 496 173 473 313 433 462 309 4 448 30 117 177 64 228 66 355 223 79 322 221 95 375 59 449 83 485 280 26 61 258 32 249 438 36 192 41 341 295 369 266 324 212 143 56 211 281 93 401 135 186 57 371 454 213 86 72 176 354 123 452 34 321 306 426 124 230 467 272 379 232 226 126 54 468 463 55 188 237 296 301 441 357 434 236 218 262 67 174 421 118 431 289 411 109 194 423 134 445 457 40 198 18 285 494 488 162 329 252 318 146 480 98 39 498 370 302 402 311 142 9 138 334 220 493 451 203 447 219 156 153 241 475 24 446 337 189 16 140 471 6 164 240 450 169 472 338 436 312 185 5 299 71 132 360 330 293 122 345 255 159 358 245 351 234 376 114 303 319 20 372 209 35 275 81 42 7 260 396 136 304 476 87 363 444 112 90 242 125 248 253 500 470 492 107 331 499 380 325 482 1 270 106 111 195 364 274 52 145 298 216 171 460 377 292 385 455 350 15 201 45 58 247 408 359 347 305 243 60 415 307 155 391 110 49 144 335 479 365 68 227 208 308 407 206 197 320 </text:p>
          </table:table-cell>
          <table:table-cell table:style-name="ce19" office:value-type="string" calcext:value-type="string">
            <text:p>-</text:p>
          </table:table-cell>
          <table:table-cell/>
          <table:table-cell table:style-name="ce24"/>
          <table:table-cell table:number-columns-repeated="2"/>
          <table:table-cell table:style-name="ce24"/>
          <table:table-cell office:value-type="float" office:value="6211" calcext:value-type="float">
            <text:p>6211</text:p>
          </table:table-cell>
          <table:table-cell table:number-columns-repeated="2"/>
          <table:table-cell office:value-type="float" office:value="6125" calcext:value-type="float">
            <text:p>6125</text:p>
          </table:table-cell>
          <table:table-cell/>
          <table:table-cell office:value-type="float" office:value="6174" calcext:value-type="float">
            <text:p>6174</text:p>
          </table:table-cell>
          <table:table-cell office:value-type="float" office:value="6148" calcext:value-type="float">
            <text:p>6148</text:p>
          </table:table-cell>
          <table:table-cell office:value-type="float" office:value="6178" calcext:value-type="float">
            <text:p>6178</text:p>
          </table:table-cell>
          <table:table-cell table:style-name="ce23" office:value-type="float" office:value="5836" calcext:value-type="float">
            <text:p>5836</text:p>
          </table:table-cell>
          <table:table-cell table:style-name="ce27" office:value-type="float" office:value="5871" calcext:value-type="float">
            <text:p>5871</text:p>
          </table:table-cell>
          <table:table-cell office:value-type="float" office:value="6121" calcext:value-type="float">
            <text:p>6121</text:p>
          </table:table-cell>
          <table:table-cell office:value-type="float" office:value="6380" calcext:value-type="float">
            <text:p>6380</text:p>
          </table:table-cell>
          <table:table-cell table:number-columns-repeated="1004"/>
        </table:table-row>
        <table:table-row table:style-name="ro2">
          <table:table-cell/>
          <table:table-cell office:value-type="string" calcext:value-type="string">
            <text:p>48 88 133 442 97 15 138 73 310 330 348 125 45 290 353 473 484 31 412 111 14 193 163 134 115 130 434 231 281 398 37 96 384 178 232 228 342 284 155 373 443 304 107 349 291 56 341 222 148 243 153 208 393 39 391 387 320 98 395 293 136 32 229 286 215 27 18 486 388 494 492 132 390 230 418 36 278 471 209 159 283 313 307 260 93 5 225 85 300 319 2 103 285 35 275 417 197 154 428 227 328 317 180 335 483 301 481 67 350 299 127 200 396 198 174 255 99 158 118 95 65 60 128 156 408 401 216 458 34 246 399 280 212 108 462 182 201 382 447 354 423 318 79 329 131 480 189 172 47 296 114 206 478 223 87 239 78 224 110 312 326 472 331 499 381 214 435 363 121 117 171 29 17 91 101 476 479 192 346 444 179 288 487 129 294 500 13 474 141 161 219 343 351 360 11 456 50 465 445 454 123 42 425 26 157 485 334 165 367 150 441 72 23 218 52 448 344 62 122 311 258 415 379 84 403 440 109 80 449 333 63 378 477 493 498 377 144 164 430 59 4 94 352 356 323 459 238 411 420 140 410 322 339 298 120 69 112 175 22 357 263 321 147 46 461 160 279 340 325 407 106 64 55 437 491 213 137 185 302 100 143 49 75 119 21 186 250 169 416 386 422 187 380 414 345 490 374 146 68 71 368 233 226 256 202 436 450 389 276 259 383 240 66 489 287 269 419 237 210 102 270 433 184 453 452 421 54 366 309 217 277 173 145 406 241 81 43 20 152 190 324 44 126 495 470 468 177 370 162 438 409 203 242 221 24 282 404 359 257 188 33 41 266 235 8 19 371 316 51 268 400 204 70 196 467 151 220 205 305 385 261 355 58 424 315 413 168 439 6 3 347 252 139 82 25 306 426 181 394 451 199 375 170 264 194 149 76 361 392 457 488 362 460 463 90 61 365 497 496 466 464 10 397 113 244 364 332 469 28 166 183 327 358 308 89 289 372 247 254 402 234 38 83 104 74 7 337 274 124 427 251 336 236 475 77 295 167 405 455 431 271 482 176 40 249 12 105 273 207 16 314 116 369 9 191 211 376 303 262 57 446 135 429 338 267 292 30 195 245 92 432 53 253 265 86 142 248 1 297 272 </text:p>
          </table:table-cell>
          <table:table-cell table:style-name="ce19" office:value-type="string" calcext:value-type="string">
            <text:p>-</text:p>
          </table:table-cell>
          <table:table-cell/>
          <table:table-cell table:style-name="ce24"/>
          <table:table-cell table:number-columns-repeated="2"/>
          <table:table-cell table:style-name="ce24"/>
          <table:table-cell table:number-columns-repeated="1016"/>
        </table:table-row>
        <table:table-row table:style-name="ro4">
          <table:table-cell office:value-type="string" calcext:value-type="string">
            <text:p>Version 5 (4 combinations for ra, rra, rb and rrb)</text:p>
          </table:table-cell>
          <table:table-cell office:value-type="string" calcext:value-type="string">
            <text:p>186 238 8 349 264 316 155 278 437 18 20 74 290 270 321 158 50 380 170 162 178 432 214 379 88 428 224 319 291 149 227 175 47 377 296 52 216 335 491 434 383 93 368 285 65 306 169 427 412 292 183 353 156 226 446 239 467 140 107 420 490 26 210 49 51 265 376 310 191 21 407 232 473 36 229 252 483 470 44 25 66 203 450 418 332 206 100 283 297 300 389 277 394 294 404 157 136 132 114 73 326 494 387 356 11 188 243 179 361 131 233 29 440 7 220 273 360 23 105 346 108 34 476 222 159 109 46 15 237 426 180 28 42 365 22 9 492 87 439 126 104 139 481 334 279 369 150 392 122 400 448 366 411 12 24 16 127 343 101 479 482 405 447 308 339 121 176 152 58 330 403 303 123 202 318 68 288 496 40 75 198 341 102 336 351 163 413 275 19 340 359 258 110 204 41 276 421 267 468 311 83 410 147 289 205 348 390 142 384 260 217 112 414 347 201 230 416 324 218 281 161 309 463 253 313 96 355 261 70 284 90 484 143 452 113 43 242 231 271 241 257 240 168 338 459 315 465 425 199 477 54 333 128 219 209 38 423 430 293 80 71 98 62 234 118 173 466 499 145 381 2 200 317 82 352 262 295 395 307 59 244 456 286 166 67 86 213 363 371 453 385 189 207 457 141 17 358 396 280 327 221 193 190 148 134 77 320 266 357 493 64 337 56 471 460 228 469 60 37 63 480 406 235 424 462 370 117 177 76 138 187 323 372 498 85 72 248 185 454 195 154 254 89 322 259 120 223 33 399 182 500 398 417 488 487 246 1 444 55 225 475 3 298 397 10 57 474 32 39 171 137 458 4 409 495 245 388 27 197 274 302 115 331 249 212 497 53 443 135 78 14 287 35 485 312 442 255 215 172 5 99 211 478 328 48 125 61 305 92 268 151 165 31 301 375 362 325 69 422 103 194 13 192 256 95 167 374 184 130 441 116 402 236 438 350 144 386 81 431 45 486 84 472 124 408 415 464 181 174 6 429 282 269 94 433 133 91 263 314 97 106 251 354 329 378 250 146 160 119 436 342 364 247 445 196 345 401 272 393 449 391 344 373 451 30 489 79 367 153 164 455 382 435 111 419 299 461 129 208 304 </text:p>
          </table:table-cell>
          <table:table-cell office:value-type="string" calcext:value-type="string">
            <text:p>-</text:p>
          </table:table-cell>
          <table:table-cell office:value-type="float" office:value="4638" calcext:value-type="float">
            <text:p>4638</text:p>
          </table:table-cell>
          <table:table-cell table:style-name="ce24" office:value-type="float" office:value="4134" calcext:value-type="float">
            <text:p>4134</text:p>
          </table:table-cell>
          <table:table-cell office:value-type="float" office:value="4231" calcext:value-type="float">
            <text:p>4231</text:p>
          </table:table-cell>
          <table:table-cell table:number-columns-repeated="2"/>
          <table:table-cell table:style-name="ce23" office:value-type="float" office:value="4012" calcext:value-type="float">
            <text:p>4012</text:p>
          </table:table-cell>
          <table:table-cell table:number-columns-repeated="1015"/>
        </table:table-row>
        <table:table-row table:style-name="ro2">
          <table:table-cell/>
          <table:table-cell office:value-type="string" calcext:value-type="string">
            <text:p>77 290 113 489 181 464 17 200 19 100 394 424 119 115 210 167 427 400 263 397 21 340 374 78 383 160 425 11 381 495 225 483 323 336 422 418 151 152 99 14 62 46 199 37 466 129 362 261 459 224 196 420 10 29 76 108 429 373 8 91 85 120 128 184 456 51 3 477 139 80 497 286 478 439 481 419 250 283 346 287 193 384 133 89 2 474 127 180 317 102 148 368 259 406 356 65 276 73 222 137 361 154 458 25 432 84 399 141 214 94 417 88 279 435 70 229 202 267 314 316 103 168 33 277 389 265 166 465 238 428 116 149 28 27 440 235 175 294 31 366 257 150 12 297 179 204 104 342 413 349 183 161 412 328 390 403 47 343 172 398 339 282 264 92 97 461 484 105 288 163 405 333 131 215 409 251 182 273 53 13 130 284 147 22 416 442 437 344 63 254 487 207 69 165 170 300 486 244 191 352 256 82 395 75 38 327 246 469 404 291 326 430 310 490 217 158 205 190 386 50 388 187 332 453 393 410 48 231 491 392 44 96 121 315 239 443 233 414 353 367 268 278 157 178 348 387 269 382 74 23 43 271 101 378 496 173 473 313 433 462 309 4 448 30 117 177 64 228 66 355 223 79 322 221 95 375 59 449 83 485 280 26 61 258 32 249 438 36 192 41 341 295 369 266 324 212 143 56 211 281 93 401 135 186 57 371 454 213 86 72 176 354 123 452 34 321 306 426 124 230 467 272 379 232 226 126 54 468 463 55 188 237 296 301 441 357 434 236 218 262 67 174 421 118 431 289 411 109 194 423 134 445 457 40 198 18 285 494 488 162 329 252 318 146 480 98 39 498 370 302 402 311 142 9 138 334 220 493 451 203 447 219 156 153 241 475 24 446 337 189 16 140 471 6 164 240 450 169 472 338 436 312 185 5 299 71 132 360 330 293 122 345 255 159 358 245 351 234 376 114 303 319 20 372 209 35 275 81 42 7 260 396 136 304 476 87 363 444 112 90 242 125 248 253 500 470 492 107 331 499 380 325 482 1 270 106 111 195 364 274 52 145 298 216 171 460 377 292 385 455 350 15 201 45 58 247 408 359 347 305 243 60 415 307 155 391 110 49 144 335 479 365 68 227 208 308 407 206 197 320 </text:p>
          </table:table-cell>
          <table:table-cell office:value-type="float" office:value="5102" calcext:value-type="float">
            <text:p>5102</text:p>
          </table:table-cell>
          <table:table-cell office:value-type="float" office:value="4611" calcext:value-type="float">
            <text:p>4611</text:p>
          </table:table-cell>
          <table:table-cell table:style-name="ce22" office:value-type="float" office:value="3790" calcext:value-type="float">
            <text:p>3790</text:p>
          </table:table-cell>
          <table:table-cell office:value-type="float" office:value="4071" calcext:value-type="float">
            <text:p>4071</text:p>
          </table:table-cell>
          <table:table-cell table:number-columns-repeated="2"/>
          <table:table-cell office:value-type="float" office:value="4000" calcext:value-type="float">
            <text:p>4000</text:p>
          </table:table-cell>
          <table:table-cell table:number-columns-repeated="2"/>
          <table:table-cell office:value-type="float" office:value="4033" calcext:value-type="float">
            <text:p>4033</text:p>
          </table:table-cell>
          <table:table-cell table:number-columns-repeated="4"/>
          <table:table-cell office:value-type="float" office:value="4579" calcext:value-type="float">
            <text:p>4579</text:p>
          </table:table-cell>
          <table:table-cell table:number-columns-repeated="1007"/>
        </table:table-row>
        <table:table-row table:style-name="ro2">
          <table:table-cell/>
          <table:table-cell office:value-type="string" calcext:value-type="string">
            <text:p>48 88 133 442 97 15 138 73 310 330 348 125 45 290 353 473 484 31 412 111 14 193 163 134 115 130 434 231 281 398 37 96 384 178 232 228 342 284 155 373 443 304 107 349 291 56 341 222 148 243 153 208 393 39 391 387 320 98 395 293 136 32 229 286 215 27 18 486 388 494 492 132 390 230 418 36 278 471 209 159 283 313 307 260 93 5 225 85 300 319 2 103 285 35 275 417 197 154 428 227 328 317 180 335 483 301 481 67 350 299 127 200 396 198 174 255 99 158 118 95 65 60 128 156 408 401 216 458 34 246 399 280 212 108 462 182 201 382 447 354 423 318 79 329 131 480 189 172 47 296 114 206 478 223 87 239 78 224 110 312 326 472 331 499 381 214 435 363 121 117 171 29 17 91 101 476 479 192 346 444 179 288 487 129 294 500 13 474 141 161 219 343 351 360 11 456 50 465 445 454 123 42 425 26 157 485 334 165 367 150 441 72 23 218 52 448 344 62 122 311 258 415 379 84 403 440 109 80 449 333 63 378 477 493 498 377 144 164 430 59 4 94 352 356 323 459 238 411 420 140 410 322 339 298 120 69 112 175 22 357 263 321 147 46 461 160 279 340 325 407 106 64 55 437 491 213 137 185 302 100 143 49 75 119 21 186 250 169 416 386 422 187 380 414 345 490 374 146 68 71 368 233 226 256 202 436 450 389 276 259 383 240 66 489 287 269 419 237 210 102 270 433 184 453 452 421 54 366 309 217 277 173 145 406 241 81 43 20 152 190 324 44 126 495 470 468 177 370 162 438 409 203 242 221 24 282 404 359 257 188 33 41 266 235 8 19 371 316 51 268 400 204 70 196 467 151 220 205 305 385 261 355 58 424 315 413 168 439 6 3 347 252 139 82 25 306 426 181 394 451 199 375 170 264 194 149 76 361 392 457 488 362 460 463 90 61 365 497 496 466 464 10 397 113 244 364 332 469 28 166 183 327 358 308 89 289 372 247 254 402 234 38 83 104 74 7 337 274 124 427 251 336 236 475 77 295 167 405 455 431 271 482 176 40 249 12 105 273 207 16 314 116 369 9 191 211 376 303 262 57 446 135 429 338 267 292 30 195 245 92 432 53 253 265 86 142 248 1 297 272 </text:p>
          </table:table-cell>
          <table:table-cell office:value-type="string" calcext:value-type="string">
            <text:p>-</text:p>
          </table:table-cell>
          <table:table-cell office:value-type="float" office:value="4420" calcext:value-type="float">
            <text:p>4420</text:p>
          </table:table-cell>
          <table:table-cell office:value-type="float" office:value="4119" calcext:value-type="float">
            <text:p>4119</text:p>
          </table:table-cell>
          <table:table-cell office:value-type="float" office:value="3941" calcext:value-type="float">
            <text:p>3941</text:p>
          </table:table-cell>
          <table:table-cell table:number-columns-repeated="2"/>
          <table:table-cell table:style-name="ce23" office:value-type="float" office:value="3688" calcext:value-type="float">
            <text:p>3688</text:p>
          </table:table-cell>
          <table:table-cell table:number-columns-repeated="2"/>
          <table:table-cell office:value-type="float" office:value="4054" calcext:value-type="float">
            <text:p>4054</text:p>
          </table:table-cell>
          <table:table-cell table:number-columns-repeated="4"/>
          <table:table-cell office:value-type="float" office:value="4480" calcext:value-type="float">
            <text:p>4480</text:p>
          </table:table-cell>
          <table:table-cell table:number-columns-repeated="1007"/>
        </table:table-row>
        <table:table-row table:style-name="ro4">
          <table:table-cell office:value-type="string" calcext:value-type="string">
            <text:p>Version 6 (num_groups = (int)ft_sqrt(ft_sqrt(argc - 1)))</text:p>
          </table:table-cell>
          <table:table-cell office:value-type="string" calcext:value-type="string">
            <text:p>186 238 8 349 264 316 155 278 437 18 20 74 290 270 321 158 50 380 170 162 178 432 214 379 88 428 224 319 291 149 227 175 47 377 296 52 216 335 491 434 383 93 368 285 65 306 169 427 412 292 183 353 156 226 446 239 467 140 107 420 490 26 210 49 51 265 376 310 191 21 407 232 473 36 229 252 483 470 44 25 66 203 450 418 332 206 100 283 297 300 389 277 394 294 404 157 136 132 114 73 326 494 387 356 11 188 243 179 361 131 233 29 440 7 220 273 360 23 105 346 108 34 476 222 159 109 46 15 237 426 180 28 42 365 22 9 492 87 439 126 104 139 481 334 279 369 150 392 122 400 448 366 411 12 24 16 127 343 101 479 482 405 447 308 339 121 176 152 58 330 403 303 123 202 318 68 288 496 40 75 198 341 102 336 351 163 413 275 19 340 359 258 110 204 41 276 421 267 468 311 83 410 147 289 205 348 390 142 384 260 217 112 414 347 201 230 416 324 218 281 161 309 463 253 313 96 355 261 70 284 90 484 143 452 113 43 242 231 271 241 257 240 168 338 459 315 465 425 199 477 54 333 128 219 209 38 423 430 293 80 71 98 62 234 118 173 466 499 145 381 2 200 317 82 352 262 295 395 307 59 244 456 286 166 67 86 213 363 371 453 385 189 207 457 141 17 358 396 280 327 221 193 190 148 134 77 320 266 357 493 64 337 56 471 460 228 469 60 37 63 480 406 235 424 462 370 117 177 76 138 187 323 372 498 85 72 248 185 454 195 154 254 89 322 259 120 223 33 399 182 500 398 417 488 487 246 1 444 55 225 475 3 298 397 10 57 474 32 39 171 137 458 4 409 495 245 388 27 197 274 302 115 331 249 212 497 53 443 135 78 14 287 35 485 312 442 255 215 172 5 99 211 478 328 48 125 61 305 92 268 151 165 31 301 375 362 325 69 422 103 194 13 192 256 95 167 374 184 130 441 116 402 236 438 350 144 386 81 431 45 486 84 472 124 408 415 464 181 174 6 429 282 269 94 433 133 91 263 314 97 106 251 354 329 378 250 146 160 119 436 342 364 247 445 196 345 401 272 393 449 391 344 373 451 30 489 79 367 153 164 455 382 435 111 419 299 461 129 208 304 </text:p>
          </table:table-cell>
          <table:table-cell office:value-type="string" calcext:value-type="string">
            <text:p>-</text:p>
          </table:table-cell>
          <table:table-cell table:number-columns-repeated="1021"/>
        </table:table-row>
        <table:table-row table:style-name="ro2">
          <table:table-cell/>
          <table:table-cell office:value-type="string" calcext:value-type="string">
            <text:p>77 290 113 489 181 464 17 200 19 100 394 424 119 115 210 167 427 400 263 397 21 340 374 78 383 160 425 11 381 495 225 483 323 336 422 418 151 152 99 14 62 46 199 37 466 129 362 261 459 224 196 420 10 29 76 108 429 373 8 91 85 120 128 184 456 51 3 477 139 80 497 286 478 439 481 419 250 283 346 287 193 384 133 89 2 474 127 180 317 102 148 368 259 406 356 65 276 73 222 137 361 154 458 25 432 84 399 141 214 94 417 88 279 435 70 229 202 267 314 316 103 168 33 277 389 265 166 465 238 428 116 149 28 27 440 235 175 294 31 366 257 150 12 297 179 204 104 342 413 349 183 161 412 328 390 403 47 343 172 398 339 282 264 92 97 461 484 105 288 163 405 333 131 215 409 251 182 273 53 13 130 284 147 22 416 442 437 344 63 254 487 207 69 165 170 300 486 244 191 352 256 82 395 75 38 327 246 469 404 291 326 430 310 490 217 158 205 190 386 50 388 187 332 453 393 410 48 231 491 392 44 96 121 315 239 443 233 414 353 367 268 278 157 178 348 387 269 382 74 23 43 271 101 378 496 173 473 313 433 462 309 4 448 30 117 177 64 228 66 355 223 79 322 221 95 375 59 449 83 485 280 26 61 258 32 249 438 36 192 41 341 295 369 266 324 212 143 56 211 281 93 401 135 186 57 371 454 213 86 72 176 354 123 452 34 321 306 426 124 230 467 272 379 232 226 126 54 468 463 55 188 237 296 301 441 357 434 236 218 262 67 174 421 118 431 289 411 109 194 423 134 445 457 40 198 18 285 494 488 162 329 252 318 146 480 98 39 498 370 302 402 311 142 9 138 334 220 493 451 203 447 219 156 153 241 475 24 446 337 189 16 140 471 6 164 240 450 169 472 338 436 312 185 5 299 71 132 360 330 293 122 345 255 159 358 245 351 234 376 114 303 319 20 372 209 35 275 81 42 7 260 396 136 304 476 87 363 444 112 90 242 125 248 253 500 470 492 107 331 499 380 325 482 1 270 106 111 195 364 274 52 145 298 216 171 460 377 292 385 455 350 15 201 45 58 247 408 359 347 305 243 60 415 307 155 391 110 49 144 335 479 365 68 227 208 308 407 206 197 320 </text:p>
          </table:table-cell>
          <table:table-cell office:value-type="string" calcext:value-type="string">
            <text:p>-</text:p>
          </table:table-cell>
          <table:table-cell table:number-columns-repeated="1021"/>
        </table:table-row>
        <table:table-row table:style-name="ro2">
          <table:table-cell/>
          <table:table-cell office:value-type="string" calcext:value-type="string">
            <text:p>48 88 133 442 97 15 138 73 310 330 348 125 45 290 353 473 484 31 412 111 14 193 163 134 115 130 434 231 281 398 37 96 384 178 232 228 342 284 155 373 443 304 107 349 291 56 341 222 148 243 153 208 393 39 391 387 320 98 395 293 136 32 229 286 215 27 18 486 388 494 492 132 390 230 418 36 278 471 209 159 283 313 307 260 93 5 225 85 300 319 2 103 285 35 275 417 197 154 428 227 328 317 180 335 483 301 481 67 350 299 127 200 396 198 174 255 99 158 118 95 65 60 128 156 408 401 216 458 34 246 399 280 212 108 462 182 201 382 447 354 423 318 79 329 131 480 189 172 47 296 114 206 478 223 87 239 78 224 110 312 326 472 331 499 381 214 435 363 121 117 171 29 17 91 101 476 479 192 346 444 179 288 487 129 294 500 13 474 141 161 219 343 351 360 11 456 50 465 445 454 123 42 425 26 157 485 334 165 367 150 441 72 23 218 52 448 344 62 122 311 258 415 379 84 403 440 109 80 449 333 63 378 477 493 498 377 144 164 430 59 4 94 352 356 323 459 238 411 420 140 410 322 339 298 120 69 112 175 22 357 263 321 147 46 461 160 279 340 325 407 106 64 55 437 491 213 137 185 302 100 143 49 75 119 21 186 250 169 416 386 422 187 380 414 345 490 374 146 68 71 368 233 226 256 202 436 450 389 276 259 383 240 66 489 287 269 419 237 210 102 270 433 184 453 452 421 54 366 309 217 277 173 145 406 241 81 43 20 152 190 324 44 126 495 470 468 177 370 162 438 409 203 242 221 24 282 404 359 257 188 33 41 266 235 8 19 371 316 51 268 400 204 70 196 467 151 220 205 305 385 261 355 58 424 315 413 168 439 6 3 347 252 139 82 25 306 426 181 394 451 199 375 170 264 194 149 76 361 392 457 488 362 460 463 90 61 365 497 496 466 464 10 397 113 244 364 332 469 28 166 183 327 358 308 89 289 372 247 254 402 234 38 83 104 74 7 337 274 124 427 251 336 236 475 77 295 167 405 455 431 271 482 176 40 249 12 105 273 207 16 314 116 369 9 191 211 376 303 262 57 446 135 429 338 267 292 30 195 245 92 432 53 253 265 86 142 248 1 297 272 </text:p>
          </table:table-cell>
          <table:table-cell office:value-type="string" calcext:value-type="string">
            <text:p>-</text:p>
          </table:table-cell>
          <table:table-cell table:number-columns-repeated="2"/>
          <table:table-cell office:value-type="float" office:value="3941" calcext:value-type="float">
            <text:p>3941</text:p>
          </table:table-cell>
          <table:table-cell table:number-columns-repeated="1018"/>
        </table:table-row>
        <table:table-row table:style-name="ro2" table:number-rows-repeated="104854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SG"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8:45:25.387795416</meta:creation-date>
    <dc:date>2024-01-15T14:06:24.746304318</dc:date>
    <meta:editing-duration>P3DT18H51S</meta:editing-duration>
    <meta:editing-cycles>92</meta:editing-cycles>
    <meta:generator>LibreOffice/7.3.7.2$Linux_X86_64 LibreOffice_project/30$Build-2</meta:generator>
    <meta:document-statistic meta:table-count="2" meta:cell-count="226" meta:object-count="0"/>
  </office:meta>
</office:document-meta>
</file>